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2.411cm"/>
    </style:style>
    <style:style style:name="co3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13.5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872cm"/>
    </style:style>
    <style:style style:name="co7" style:family="table-column">
      <style:table-column-properties fo:break-before="auto" style:column-width="1.362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Are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1">
            <text:p>Area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urfaceAreaCon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urfaceAreaCon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* y <text:s/>→ <text:s/>x / y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* y <text:s/>→ <text:s/>x / y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* y <text:s/>→ <text:s/>x / y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06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07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08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* y <text:s/>→ <text:s/>x / y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09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urfaceAreaCon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10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urfaceAreaCon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Area</text:p>
          </table:covered-table-cell>
          <table:table-cell office:value-type="string" calcext:value-type="string">
            <text:p>M011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turn x <text:s/>→ <text:s/>return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8T15:45:27.959267857</dc:date>
    <meta:editing-duration>PT1M4S</meta:editing-duration>
    <meta:editing-cycles>1</meta:editing-cycles>
    <meta:document-statistic meta:table-count="1" meta:cell-count="96" meta:object-count="0"/>
    <meta:generator>LibreOffice/24.2.7.2$Linux_X86_64 LibreOffice_project/420$Build-2</meta:generator>
  </office:meta>
</office:document-meta>
</file>